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D000000EC50041B50678C32A8.png" manifest:media-type="image/png"/>
  <manifest:file-entry manifest:full-path="Pictures/10000201000005160000036CB9912F0C98F485B4.png" manifest:media-type="image/png"/>
  <manifest:file-entry manifest:full-path="Pictures/10000201000003FD0000018CCEB1ACEA51DFDC11.png" manifest:media-type="image/png"/>
  <manifest:file-entry manifest:full-path="Pictures/10000000000002D800000222526BB1203B2843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width="17cm" svg:height="6.593cm" draw:z-index="1"><draw:image xlink:href="Pictures/10000201000003FD0000018CCEB1ACEA51DFDC11.png" xlink:type="simple" xlink:show="embed" xlink:actuate="onLoad" loext:mime-type="image/x-vclgraphic"/></draw:frame></text:p>
      <text:p text:style-name="Standard"><draw:frame draw:style-name="fr1" draw:name="Image1" text:anchor-type="paragraph" svg:x="-0.397cm" svg:y="7.604cm" svg:width="17cm" svg:height="12.749cm" draw:z-index="0"><draw:image xlink:href="Pictures/10000000000002D800000222526BB1203B2843F4.png" xlink:type="simple" xlink:show="embed" xlink:actuate="onLoad" loext:mime-type="image/x-vclgraphic"/></draw:frame><draw:frame draw:style-name="fr3" draw:name="Image3" text:anchor-type="paragraph" svg:width="7.541cm" svg:height="6.244cm" draw:z-index="2"><draw:image xlink:href="Pictures/100002010000011D000000EC50041B50678C32A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paragraph" svg:x="0.252cm" svg:y="0.101cm" svg:width="17cm" svg:height="11.437cm" draw:z-index="3"><draw:image xlink:href="Pictures/10000201000005160000036CB9912F0C98F485B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12:34.992087161</meta:creation-date>
    <dc:date>2019-02-12T14:39:05.847752917</dc:date>
    <meta:editing-duration>PT6M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